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42d4" officeooo:paragraph-rsid="001e42d4"/>
    </style:style>
    <style:style style:name="P2" style:family="paragraph" style:parent-style-name="Standard">
      <style:paragraph-properties fo:text-align="start" style:justify-single-word="false"/>
      <style:text-properties officeooo:rsid="001e42d4" officeooo:paragraph-rsid="001e42d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e42d4" officeooo:paragraph-rsid="001e42d4"/>
    </style:style>
    <style:style style:name="P4" style:family="paragraph" style:parent-style-name="Standard">
      <style:paragraph-properties fo:text-align="start" style:justify-single-word="false"/>
      <style:text-properties fo:font-size="16pt" officeooo:rsid="001e42d4" officeooo:paragraph-rsid="001e42d4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258b26" officeooo:paragraph-rsid="00258b26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27307c" officeooo:paragraph-rsid="0027307c" style:font-size-asian="14pt" style:font-size-complex="16pt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6pt" officeooo:rsid="0027307c" officeooo:paragraph-rsid="0028786b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27307c" officeooo:paragraph-rsid="0028786b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28786b" officeooo:paragraph-rsid="0028786b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28786b" officeooo:paragraph-rsid="002ae2ac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2896b7" officeooo:paragraph-rsid="002896b7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2a94b5" officeooo:paragraph-rsid="002a94b5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2ae2ac" officeooo:paragraph-rsid="002ae2ac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2bfdca" officeooo:paragraph-rsid="002bfdca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e42d4" officeooo:paragraph-rsid="001e42d4" style:font-size-asian="14pt" style:font-size-complex="14pt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4pt" officeooo:paragraph-rsid="00216611" style:font-size-asian="14pt" style:font-size-complex="14pt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4pt" officeooo:paragraph-rsid="0028786b" style:font-size-asian="14pt" style:font-size-complex="14pt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4pt" officeooo:rsid="00216611" officeooo:paragraph-rsid="00216611" style:font-size-asian="12.25pt" style:font-size-complex="14pt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4pt" officeooo:rsid="00216611" officeooo:paragraph-rsid="0028786b" style:font-size-asian="12.25pt" style:font-size-complex="14pt"/>
    </style:style>
    <style:style style:name="P20" style:family="paragraph" style:parent-style-name="Standard" style:list-style-name="L8">
      <style:paragraph-properties fo:text-align="start" style:justify-single-word="false"/>
      <style:text-properties fo:font-size="14pt" officeooo:rsid="0027307c" officeooo:paragraph-rsid="0027307c" style:font-size-asian="12.25pt" style:font-size-complex="14pt"/>
    </style:style>
    <style:style style:name="P21" style:family="paragraph" style:parent-style-name="Standard" style:list-style-name="L8">
      <style:paragraph-properties fo:text-align="start" style:justify-single-word="false"/>
      <style:text-properties fo:font-size="14pt" officeooo:rsid="0027307c" officeooo:paragraph-rsid="002ae2ac" style:font-size-asian="12.25pt" style:font-size-complex="14pt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4pt" officeooo:rsid="0028786b" officeooo:paragraph-rsid="0028786b" style:font-size-asian="12.25pt" style:font-size-complex="14pt"/>
    </style:style>
    <style:style style:name="P23" style:family="paragraph" style:parent-style-name="Standard" style:list-style-name="L8">
      <style:paragraph-properties fo:text-align="start" style:justify-single-word="false"/>
      <style:text-properties fo:font-size="14pt" officeooo:rsid="0028786b" officeooo:paragraph-rsid="002ae2ac" style:font-size-asian="12.25pt" style:font-size-complex="14pt"/>
    </style:style>
    <style:style style:name="P24" style:family="paragraph" style:parent-style-name="Standard" style:list-style-name="L9">
      <style:paragraph-properties fo:text-align="start" style:justify-single-word="false"/>
      <style:text-properties fo:font-size="14pt" officeooo:rsid="002896b7" officeooo:paragraph-rsid="002896b7" style:font-size-asian="12.25pt" style:font-size-complex="14pt"/>
    </style:style>
    <style:style style:name="P25" style:family="paragraph" style:parent-style-name="Standard" style:list-style-name="L9">
      <style:paragraph-properties fo:text-align="start" style:justify-single-word="false"/>
      <style:text-properties fo:font-size="14pt" officeooo:rsid="002a94b5" officeooo:paragraph-rsid="002a94b5" style:font-size-asian="12.25pt" style:font-size-complex="14pt"/>
    </style:style>
    <style:style style:name="P26" style:family="paragraph" style:parent-style-name="Standard" style:list-style-name="L10">
      <style:paragraph-properties fo:text-align="start" style:justify-single-word="false"/>
      <style:text-properties fo:font-size="14pt" officeooo:rsid="002ae2ac" officeooo:paragraph-rsid="002ae2ac" style:font-size-asian="12.25pt" style:font-size-complex="14pt"/>
    </style:style>
    <style:style style:name="P27" style:family="paragraph" style:parent-style-name="Standard" style:list-style-name="L10">
      <style:paragraph-properties fo:text-align="start" style:justify-single-word="false"/>
      <style:text-properties fo:font-size="14pt" officeooo:rsid="002ae2ac" officeooo:paragraph-rsid="002bfdca" style:font-size-asian="12.25pt" style:font-size-complex="14pt"/>
    </style:style>
    <style:style style:name="P28" style:family="paragraph" style:parent-style-name="Standard" style:list-style-name="L11">
      <style:paragraph-properties fo:text-align="start" style:justify-single-word="false"/>
      <style:text-properties fo:font-size="14pt" officeooo:rsid="002bfdca" officeooo:paragraph-rsid="002bfdca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officeooo:paragraph-rsid="00216611"/>
    </style:style>
    <style:style style:name="P30" style:family="paragraph" style:parent-style-name="Standard">
      <style:paragraph-properties fo:text-align="center" style:justify-single-word="false"/>
      <style:text-properties fo:font-size="20pt" fo:font-weight="bold" officeooo:rsid="001e42d4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20pt" fo:font-weight="bold" officeooo:rsid="001e42d4" officeooo:paragraph-rsid="001e42d4" style:font-size-asian="20pt" style:font-weight-asian="bold" style:font-size-complex="20pt" style:font-weight-complex="bold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2pt" officeooo:rsid="00216611" officeooo:paragraph-rsid="00216611" style:font-size-asian="10.5pt" style:font-size-complex="12pt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2pt" officeooo:rsid="00216611" officeooo:paragraph-rsid="0028786b" style:font-size-asian="10.5pt" style:font-size-complex="12pt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2pt" officeooo:rsid="0027307c" officeooo:paragraph-rsid="0027307c" style:font-size-asian="10.5pt" style:font-size-complex="12pt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2pt" officeooo:rsid="0027307c" officeooo:paragraph-rsid="0028786b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27307c" officeooo:paragraph-rsid="0028786b" style:font-size-asian="10.5pt" style:font-size-complex="12pt"/>
    </style:style>
    <style:style style:name="P37" style:family="paragraph" style:parent-style-name="Standard" style:list-style-name="L8">
      <style:paragraph-properties fo:text-align="start" style:justify-single-word="false"/>
      <style:text-properties fo:font-size="12pt" officeooo:rsid="0028786b" officeooo:paragraph-rsid="0028786b" style:font-size-asian="10.5pt" style:font-size-complex="12pt"/>
    </style:style>
    <style:style style:name="P38" style:family="paragraph" style:parent-style-name="Standard" style:list-style-name="L8">
      <style:paragraph-properties fo:text-align="start" style:justify-single-word="false"/>
      <style:text-properties fo:font-size="12pt" officeooo:rsid="0028786b" officeooo:paragraph-rsid="002ae2ac" style:font-size-asian="10.5pt" style:font-size-complex="12pt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2pt" officeooo:rsid="0028786b" officeooo:paragraph-rsid="0028786b" style:font-size-asian="10.5pt" style:font-size-complex="12pt"/>
    </style:style>
    <style:style style:name="P40" style:family="paragraph" style:parent-style-name="Standard" style:list-style-name="L9">
      <style:paragraph-properties fo:text-align="start" style:justify-single-word="false"/>
      <style:text-properties fo:font-size="12pt" officeooo:rsid="002896b7" officeooo:paragraph-rsid="002896b7" style:font-size-asian="10.5pt" style:font-size-complex="12pt"/>
    </style:style>
    <style:style style:name="P41" style:family="paragraph" style:parent-style-name="Standard" style:list-style-name="L9">
      <style:paragraph-properties fo:text-align="start" style:justify-single-word="false"/>
      <style:text-properties fo:font-size="12pt" officeooo:rsid="002a94b5" officeooo:paragraph-rsid="002a94b5" style:font-size-asian="10.5pt" style:font-size-complex="12pt"/>
    </style:style>
    <style:style style:name="P42" style:family="paragraph" style:parent-style-name="Standard" style:list-style-name="L10">
      <style:paragraph-properties fo:text-align="start" style:justify-single-word="false"/>
      <style:text-properties fo:font-size="12pt" officeooo:rsid="002ae2ac" officeooo:paragraph-rsid="002ae2ac" style:font-size-asian="10.5pt" style:font-size-complex="12pt"/>
    </style:style>
    <style:style style:name="P43" style:family="paragraph" style:parent-style-name="Standard" style:list-style-name="L10">
      <style:paragraph-properties fo:text-align="start" style:justify-single-word="false"/>
      <style:text-properties fo:font-size="12pt" officeooo:rsid="002ae2ac" officeooo:paragraph-rsid="002bfdca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rsid="002ae2ac" officeooo:paragraph-rsid="002ae2ac" style:font-size-asian="10.5pt" style:font-size-complex="12pt"/>
    </style:style>
    <style:style style:name="P45" style:family="paragraph" style:parent-style-name="Standard" style:list-style-name="L8">
      <style:paragraph-properties fo:text-align="start" style:justify-single-word="false"/>
      <style:text-properties fo:font-size="12pt" officeooo:rsid="002ae2ac" officeooo:paragraph-rsid="002ae2ac" style:font-size-asian="10.5pt" style:font-size-complex="12pt"/>
    </style:style>
    <style:style style:name="P46" style:family="paragraph" style:parent-style-name="Standard" style:list-style-name="L10">
      <style:paragraph-properties fo:text-align="start" style:justify-single-word="false"/>
      <style:text-properties fo:font-size="12pt" officeooo:rsid="002bfdca" officeooo:paragraph-rsid="002bfdca" style:font-size-asian="10.5pt" style:font-size-complex="12pt"/>
    </style:style>
    <style:style style:name="P47" style:family="paragraph" style:parent-style-name="Standard" style:list-style-name="L11">
      <style:paragraph-properties fo:text-align="start" style:justify-single-word="false"/>
      <style:text-properties fo:font-size="12pt" officeooo:rsid="002bfdca" officeooo:paragraph-rsid="002bfdca" style:font-size-asian="10.5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8pt" officeooo:rsid="001e42d4" officeooo:paragraph-rsid="001e42d4" style:font-size-asian="18pt" style:font-size-complex="18pt"/>
    </style:style>
    <style:style style:name="P49" style:family="paragraph" style:parent-style-name="Standard" style:list-style-name="L3">
      <style:paragraph-properties fo:text-align="start" style:justify-single-word="false"/>
      <style:text-properties officeooo:rsid="0027307c" officeooo:paragraph-rsid="0027307c"/>
    </style:style>
    <style:style style:name="P50" style:family="paragraph" style:parent-style-name="Standard" style:list-style-name="L3">
      <style:paragraph-properties fo:text-align="start" style:justify-single-word="false"/>
      <style:text-properties officeooo:rsid="0027307c" officeooo:paragraph-rsid="0028786b"/>
    </style:style>
    <style:style style:name="P51" style:family="paragraph" style:parent-style-name="Standard" style:list-style-name="L3">
      <style:paragraph-properties fo:text-align="start" style:justify-single-word="false"/>
      <style:text-properties officeooo:rsid="0028786b" officeooo:paragraph-rsid="0028786b"/>
    </style:style>
    <style:style style:name="P52" style:family="paragraph" style:parent-style-name="Standard">
      <style:paragraph-properties fo:text-align="start" style:justify-single-word="false"/>
      <style:text-properties fo:font-size="17pt" officeooo:rsid="002bfdca" officeooo:paragraph-rsid="002bfdca" style:font-size-asian="17pt" style:font-size-complex="17pt"/>
    </style:style>
    <style:style style:name="P53" style:family="paragraph" style:parent-style-name="Standard">
      <style:paragraph-properties fo:text-align="start" style:justify-single-word="false"/>
      <style:text-properties fo:font-size="17pt" officeooo:rsid="002bfdca" officeooo:paragraph-rsid="002bfdca" style:font-size-asian="14.8500003814697pt" style:font-size-complex="17pt"/>
    </style:style>
    <style:style style:name="T1" style:family="text">
      <style:text-properties officeooo:rsid="001f935c"/>
    </style:style>
    <style:style style:name="T2" style:family="text">
      <style:text-properties officeooo:rsid="00216611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216611" style:font-size-asian="10.5pt" style:font-size-complex="12pt"/>
    </style:style>
    <style:style style:name="T6" style:family="text">
      <style:text-properties fo:font-size="12pt" officeooo:rsid="0028786b" style:font-size-asian="10.5pt" style:font-size-complex="12pt"/>
    </style:style>
    <style:style style:name="T7" style:family="text">
      <style:text-properties officeooo:rsid="0027307c"/>
    </style:style>
    <style:style style:name="T8" style:family="text">
      <style:text-properties officeooo:rsid="0028786b"/>
    </style:style>
    <style:style style:name="T9" style:family="text">
      <style:text-properties officeooo:rsid="002896b7"/>
    </style:style>
    <style:style style:name="T10" style:family="text">
      <style:text-properties officeooo:rsid="002a94b5"/>
    </style:style>
    <style:style style:name="T11" style:family="text">
      <style:text-properties officeooo:rsid="002ae2ac"/>
    </style:style>
    <style:style style:name="T12" style:family="text">
      <style:text-properties officeooo:rsid="002bfdc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Documentação de Requisitos do Banco de Dados -</text:p>
      <text:p text:style-name="P31">Almoxarifado</text:p>
      <text:p text:style-name="P1"/>
      <text:p text:style-name="P48">Introdução</text:p>
      <text:p text:style-name="P15"/>
      <text:p text:style-name="P2"><text:s text:c="3"/>Esta documentação de requisitos descreve os requisitos do banco de dados para o sistema de</text:p>
      <text:p text:style-name="P2">gerenciamento de almoxarifado. O objetivo é fornecer uma visão geral dos dados</text:p>
      <text:p text:style-name="P2">que serão armazenados, suas relações e requisitos de integridade para garantir a eficácia e a</text:p>
      <text:p text:style-name="P2">confiabilidade do sistema.</text:p>
      <text:p text:style-name="P2"/>
      <text:p text:style-name="P48">Objetivos</text:p>
      <text:p text:style-name="P15"/>
      <text:list xml:id="list639257716" text:style-name="L1">
        <text:list-item>
          <text:p text:style-name="P3"><text:s/>Definir as entidades de dados necessárias para o sistema de <text:span text:style-name="T1">almoxarifado</text:span>.</text:p>
        </text:list-item>
        <text:list-item>
          <text:p text:style-name="P3"><text:s/>Especificar os atributos de cada entidade e seus tipos de dados.</text:p>
        </text:list-item>
        <text:list-item>
          <text:p text:style-name="P3"><text:s/>Descrever os relacionamentos entre as entidades e as restrições de integridade</text:p>
          <text:p text:style-name="P3"><text:s/>referencial.</text:p>
        </text:list-item>
        <text:list-item>
          <text:p text:style-name="P3"><text:s/>Documentar as regras de negócio associadas aos dados do sistema.</text:p>
        </text:list-item>
      </text:list>
      <text:p text:style-name="P2"/>
      <text:p text:style-name="P2"/>
      <text:p text:style-name="P48">Requisitos de Banco de Dados</text:p>
      <text:p text:style-name="P4"/>
      <text:p text:style-name="P5">Entidades principais</text:p>
      <text:p text:style-name="P5"/>
      <text:p text:style-name="P29"><text:s text:c="3"/><text:span text:style-name="T3">Fornecedores</text:span></text:p>
      <text:list xml:id="list1826508767" text:style-name="L3">
        <text:list-item>
          <text:list>
            <text:list-item>
              <text:p text:style-name="P16"><text:span text:style-name="T2">Atributos:</text:span></text:p>
              <text:list>
                <text:list-item>
                  <text:p text:style-name="P32">ID Fornecedor (Chave primária)</text:p>
                </text:list-item>
                <text:list-item>
                  <text:p text:style-name="P32">Nome</text:p>
                </text:list-item>
                <text:list-item>
                  <text:p text:style-name="P32">Descrição</text:p>
                </text:list-item>
                <text:list-item>
                  <text:p text:style-name="P34">Categoria <text:span text:style-name="T8">de item fornecido</text:span></text:p>
                </text:list-item>
                <text:list-item>
                  <text:p text:style-name="P34">Endereço</text:p>
                </text:list-item>
                <text:list-item>
                  <text:p text:style-name="P34">Telefone</text:p>
                </text:list-item>
                <text:list-item>
                  <text:p text:style-name="P34">E-mail</text:p>
                </text:list-item>
              </text:list>
            </text:list-item>
            <text:list-item>
              <text:p text:style-name="P18">Regras de Negócio:</text:p>
              <text:list>
                <text:list-item>
                  <text:p text:style-name="P49"><text:span text:style-name="T5">T</text:span><text:span text:style-name="T4">odos os campos são obrigatórios exceto por descrição, </text:span><text:span text:style-name="T6">endereço, telefone e e-mail</text:span></text:p>
                </text:list-item>
                <text:list-item>
                  <text:p text:style-name="P49"><text:span text:style-name="T4">Cada fornecedor pode ter nenhum, um ou vários endereços, telefones e e-mails registrados</text:span></text:p>
                </text:list-item>
                <text:list-item>
                  <text:p text:style-name="P51"><text:span text:style-name="T4">Cada fornecedor pode ter um ou várias categorias de itens fornecidos</text:span></text:p>
                </text:list-item>
              </text:list>
            </text:list-item>
          </text:list>
        </text:list-item>
      </text:list>
      <text:p text:style-name="P6"/>
      <text:p text:style-name="P9">Funcionários</text:p>
      <text:list xml:id="list163309350078143" text:continue-numbering="true" text:style-name="L3">
        <text:list-item>
          <text:list>
            <text:list-item>
              <text:p text:style-name="P17"><text:span text:style-name="T2">Atributos:</text:span></text:p>
              <text:list>
                <text:list-item>
                  <text:p text:style-name="P33">ID <text:span text:style-name="T8">Funcionário</text:span>(Chave primária)</text:p>
                </text:list-item>
                <text:list-item>
                  <text:p text:style-name="P33">Nome</text:p>
                </text:list-item>
                <text:list-item>
                  <text:p text:style-name="P39">Cargo</text:p>
                </text:list-item>
                <text:list-item>
                  <text:p text:style-name="P39">Departamento</text:p>
                </text:list-item>
                <text:list-item>
                  <text:p text:style-name="P35">Telefone</text:p>
                </text:list-item>
                <text:list-item>
                  <text:p text:style-name="P35">E-mail</text:p>
                </text:list-item>
              </text:list>
            </text:list-item>
          </text:list>
        </text:list-item>
      </text:list>
      <text:p text:style-name="P36"/>
      <text:list xml:id="list163309739221502" text:continue-numbering="true" text:style-name="L3">
        <text:list-item>
          <text:list>
            <text:list-item>
              <text:p text:style-name="P19"><text:soft-page-break/>Regras de Negócio:</text:p>
              <text:list>
                <text:list-item>
                  <text:p text:style-name="P50"><text:span text:style-name="T5">T</text:span><text:span text:style-name="T4">odos os campos são obrigatórios </text:span><text:span text:style-name="T6">exceto por telefone e e-mail</text:span></text:p>
                </text:list-item>
                <text:list-item>
                  <text:p text:style-name="P7"><text:span text:style-name="T4">Cada f</text:span><text:span text:style-name="T6">uncionário</text:span><text:span text:style-name="T4"> pode ter nenhum, um ou vários telefones e e-mails registrados</text:span></text:p>
                </text:list-item>
              </text:list>
            </text:list-item>
          </text:list>
        </text:list-item>
      </text:list>
      <text:p text:style-name="P8"/>
      <text:p text:style-name="P11">Transações</text:p>
      <text:list xml:id="list84343241" text:style-name="L9">
        <text:list-item>
          <text:p text:style-name="P24">Atributos:</text:p>
          <text:list>
            <text:list-item>
              <text:p text:style-name="P40">ID Transação (Chave <text:s/>primária)</text:p>
            </text:list-item>
            <text:list-item>
              <text:p text:style-name="P40">Data da transação</text:p>
            </text:list-item>
            <text:list-item>
              <text:p text:style-name="P40">Tipo</text:p>
            </text:list-item>
            <text:list-item>
              <text:p text:style-name="P40">Motivo</text:p>
            </text:list-item>
            <text:list-item>
              <text:p text:style-name="P41">ID Funcionário (Chave estrangeira referenciando Funcionários)</text:p>
            </text:list-item>
          </text:list>
        </text:list-item>
        <text:list-item>
          <text:p text:style-name="P25">Regras de Negócio:</text:p>
          <text:list>
            <text:list-item>
              <text:p text:style-name="P41">Todos os campos são obrigatórios</text:p>
            </text:list-item>
            <text:list-item>
              <text:p text:style-name="P41">O campo tipo só deve aceitar ‘entrada’ ou ‘saida’</text:p>
            </text:list-item>
          </text:list>
        </text:list-item>
      </text:list>
      <text:p text:style-name="P12"/>
      <text:p text:style-name="P13">Entradas</text:p>
      <text:list xml:id="list2380892831" text:style-name="L10">
        <text:list-item>
          <text:p text:style-name="P26">Atributos:</text:p>
          <text:list>
            <text:list-item>
              <text:p text:style-name="P42">ID Entrada <text:span text:style-name="T9">(Chave <text:s/>primária)</text:span></text:p>
            </text:list-item>
            <text:list-item>
              <text:p text:style-name="P42">Data de chegada</text:p>
            </text:list-item>
            <text:list-item>
              <text:p text:style-name="P42">Condição dos lotes na chegada</text:p>
            </text:list-item>
            <text:list-item>
              <text:p text:style-name="P42">ID Transação (Chave Estrangeira referenciando Transações)</text:p>
            </text:list-item>
            <text:list-item>
              <text:p text:style-name="P42">I<text:span text:style-name="T10">D Funcionário (Chave estrangeira referenciando Funcionários)</text:span></text:p>
            </text:list-item>
          </text:list>
        </text:list-item>
        <text:list-item>
          <text:p text:style-name="P26">Regras de Negócio</text:p>
          <text:list>
            <text:list-item>
              <text:p text:style-name="P42">Todos os campos são obrigatórios</text:p>
            </text:list-item>
          </text:list>
        </text:list-item>
      </text:list>
      <text:p text:style-name="P8"/>
      <text:p text:style-name="P6">Itens</text:p>
      <text:list xml:id="list4149595366" text:style-name="L8">
        <text:list-item>
          <text:p text:style-name="P20">Atributos:</text:p>
          <text:list>
            <text:list-item>
              <text:p text:style-name="P37">ID Item (Chave primária)</text:p>
            </text:list-item>
            <text:list-item>
              <text:p text:style-name="P37">Nome</text:p>
            </text:list-item>
            <text:list-item>
              <text:p text:style-name="P37">Descrição</text:p>
            </text:list-item>
            <text:list-item>
              <text:p text:style-name="P37">Categoria</text:p>
            </text:list-item>
          </text:list>
        </text:list-item>
        <text:list-item>
          <text:p text:style-name="P22">Regras de Negócio:</text:p>
          <text:list>
            <text:list-item>
              <text:p text:style-name="P37">T<text:span text:style-name="T7">odos os campos são obrigatórios exceto por descrição</text:span></text:p>
            </text:list-item>
            <text:list-item>
              <text:p text:style-name="P45">Cada item podem ter uma ou várias categorias</text:p>
            </text:list-item>
          </text:list>
        </text:list-item>
      </text:list>
      <text:p text:style-name="P9"/>
      <text:p text:style-name="P13">Lotes</text:p>
      <text:list xml:id="list163309651765033" text:continue-numbering="true" text:style-name="L8">
        <text:list-item>
          <text:p text:style-name="P21">Atributos:</text:p>
          <text:list>
            <text:list-item>
              <text:p text:style-name="P38">ID <text:span text:style-name="T11">Lote</text:span> (Chave primária)</text:p>
            </text:list-item>
            <text:list-item>
              <text:p text:style-name="P45">Preço unitário</text:p>
            </text:list-item>
            <text:list-item>
              <text:p text:style-name="P45">Quantidade de chegada</text:p>
            </text:list-item>
            <text:list-item>
              <text:p text:style-name="P45">Quantidade atual</text:p>
            </text:list-item>
            <text:list-item>
              <text:p text:style-name="P45">Data de validade</text:p>
            </text:list-item>
            <text:list-item>
              <text:p text:style-name="P45">Localização</text:p>
            </text:list-item>
            <text:list-item>
              <text:p text:style-name="P45">ID Entrada (Chave Estrangeira referenciando Entradas)</text:p>
            </text:list-item>
            <text:list-item>
              <text:p text:style-name="P45">ID Item (Chave Estrangeira referenciando Itens)</text:p>
            </text:list-item>
            <text:list-item>
              <text:p text:style-name="P45">ID Fornecedor (Chave Estrangeira referenciando Fornecedores)</text:p>
            </text:list-item>
          </text:list>
        </text:list-item>
      </text:list>
      <text:p text:style-name="P44"/>
      <text:p text:style-name="P44"/>
      <text:list xml:id="list163309508274494" text:continue-numbering="true" text:style-name="L8">
        <text:list-item>
          <text:p text:style-name="P23"><text:soft-page-break/>Regras de Negócio:</text:p>
          <text:list>
            <text:list-item>
              <text:p text:style-name="P38">T<text:span text:style-name="T7">odos os campos são obrigatórios </text:span><text:span text:style-name="T11">exceto por data de validade</text:span></text:p>
            </text:list-item>
          </text:list>
        </text:list-item>
      </text:list>
      <text:p text:style-name="P10"/>
      <text:p text:style-name="P14">Saídas</text:p>
      <text:list xml:id="list163310820304758" text:continue-list="list2380892831" text:style-name="L10">
        <text:list-item>
          <text:p text:style-name="P27">Atributos:</text:p>
          <text:list>
            <text:list-item>
              <text:p text:style-name="P43">ID <text:span text:style-name="T12">Saída</text:span> <text:span text:style-name="T9">(Chave <text:s/></text:span><text:span text:style-name="T12">P</text:span><text:span text:style-name="T9">rimária)</text:span></text:p>
            </text:list-item>
            <text:list-item>
              <text:p text:style-name="P43">Data de <text:span text:style-name="T12">saída</text:span></text:p>
            </text:list-item>
            <text:list-item>
              <text:p text:style-name="P43">Condição dos <text:span text:style-name="T12">itens retirados</text:span></text:p>
            </text:list-item>
            <text:list-item>
              <text:p text:style-name="P46">Quantidade de itens retirados</text:p>
            </text:list-item>
            <text:list-item>
              <text:p text:style-name="P43">ID Transação (Chave Estrangeira referenciando Transações)</text:p>
            </text:list-item>
            <text:list-item>
              <text:p text:style-name="P43">I<text:span text:style-name="T10">D Funcionário </text:span><text:span text:style-name="T12">Responsável</text:span><text:span text:style-name="T10"> (Chave estrangeira referenciando Funcionários)</text:span></text:p>
            </text:list-item>
            <text:list-item>
              <text:p text:style-name="P46">I<text:span text:style-name="T10">D Funcionário </text:span>Receptor<text:span text:style-name="T10"> (Chave estrangeira referenciando Funcionários)</text:span></text:p>
            </text:list-item>
          </text:list>
        </text:list-item>
        <text:list-item>
          <text:p text:style-name="P27">Regras de Negócio</text:p>
          <text:list>
            <text:list-item>
              <text:p text:style-name="P43">Todos os campos são obrigatório<text:span text:style-name="T12">s</text:span></text:p>
            </text:list-item>
            <text:list-item>
              <text:p text:style-name="P46">Deve-se atualizar a quantidade atual de itens no lote de onde os itens foram retirados</text:p>
            </text:list-item>
          </text:list>
        </text:list-item>
      </text:list>
      <text:p text:style-name="P53"/>
      <text:p text:style-name="P52">Entidades Associativas</text:p>
      <text:list xml:id="list3473180227" text:style-name="L11">
        <text:list-item>
          <text:p text:style-name="P28">Fornecedor_Categorias</text:p>
          <text:list>
            <text:list-item>
              <text:p text:style-name="P47">Associa fornecedores a categorias de itens fornecidos</text:p>
            </text:list-item>
          </text:list>
        </text:list-item>
        <text:list-item>
          <text:p text:style-name="P28">Itens_Categorias</text:p>
          <text:list>
            <text:list-item>
              <text:p text:style-name="P47">Associa itens a categorias de itens fornecidos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2T12:04:24.283000000</meta:creation-date>
    <dc:date>2024-02-12T16:33:01.866000000</dc:date>
    <meta:editing-duration>PT1H29M5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97" meta:word-count="497" meta:character-count="3037" meta:non-whitespace-character-count="2702"/>
  </office:meta>
</office:document-meta>
</file>